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3.00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2.4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35cm solid #669ccb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69ccb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  <style:style style:name="ce19" style:family="table-cell" style:parent-style-name="Default" style:data-style-name="N1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669ccb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 style:data-style-name="N2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3" office:value-type="string">
            <text:p>Rythme cardiaque au repos</text:p>
          </table:table-cell>
          <table:table-cell table:style-name="ce6" office:value-type="string">
            <text:p>Rythme cardiaque après l'échauffement</text:p>
          </table:table-cell>
          <table:table-cell table:style-name="ce6" office:value-type="string">
            <text:p>Rythme cardiaque à la fin du match</text:p>
          </table:table-cell>
          <table:table-cell/>
          <table:table-cell table:style-name="ce8" office:value-type="string">
            <text:p>TRAVAIL A REALISER: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3"/>
          <table:table-cell table:style-name="ce7"/>
          <table:table-cell office:value-type="string">
            <text:p>On se propose d'étudier cette série statistique afin de pouvoir l'exploiter par les SVT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4"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/>
          <table:table-cell table:style-name="ce9" office:value-type="string">
            <text:p>AU REPOS</text:p>
          </table:table-cell>
          <table:table-cell table:style-name="ce15" office:value-type="string">
            <text:p>30 &lt; X &lt;=50</text:p>
          </table:table-cell>
          <table:table-cell table:style-name="ce15" office:value-type="string">
            <text:p>50 &lt; X &lt;=70</text:p>
          </table:table-cell>
          <table:table-cell table:style-name="ce15" office:value-type="string">
            <text:p>70 &lt; X &lt;=100</text:p>
          </table:table-cell>
          <table:table-cell table:style-name="ce15" office:value-type="string">
            <text:p>100 &lt; X &lt;=130</text:p>
          </table:table-cell>
          <table:table-cell table:style-name="ce15" office:value-type="string">
            <text:p>130 &lt; X &lt;=140</text:p>
          </table:table-cell>
          <table:table-cell table:style-name="ce15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/>
          <table:table-cell table:style-name="ce10" office:value-type="string">
            <text:p>Effectif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table:formula="of:=SUM([.I12:.M12])" office:value-type="float" office:value="26">
            <text:p>26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/>
          <table:table-cell table:style-name="ce11" office:value-type="string">
            <text:p>Fréquence</text:p>
          </table:table-cell>
          <table:table-cell table:style-name="ce17" table:formula="of:=[.I12]/[.N12]" office:value-type="float" office:value="0.384615384615385">
            <text:p>0,38</text:p>
          </table:table-cell>
          <table:table-cell table:style-name="ce17" table:formula="of:=[.J12]/[.N12]" office:value-type="float" office:value="0.346153846153846">
            <text:p>0,35</text:p>
          </table:table-cell>
          <table:table-cell table:style-name="ce17" table:formula="of:=[.K12]/[.N12]" office:value-type="float" office:value="0.269230769230769">
            <text:p>0,27</text:p>
          </table:table-cell>
          <table:table-cell table:style-name="ce17" table:formula="of:=[.L12]/[.N12]" office:value-type="float" office:value="0">
            <text:p>0,00</text:p>
          </table:table-cell>
          <table:table-cell table:style-name="ce17" table:formula="of:=[.M12]/[.N12]" office:value-type="float" office:value="0">
            <text:p>0,00</text:p>
          </table:table-cell>
          <table:table-cell table:style-name="ce17" office:value-type="float" office:value="1">
            <text:p>1,0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table:style-name="ce12" office:value-type="string">
            <text:p>Fréquence en %</text:p>
          </table:table-cell>
          <table:table-cell table:style-name="ce18" table:formula="of:=[.I13]*100" office:value-type="float" office:value="38.4615384615385">
            <text:p>38</text:p>
          </table:table-cell>
          <table:table-cell table:style-name="ce18" table:formula="of:=[.J13]*100" office:value-type="float" office:value="34.6153846153846">
            <text:p>35</text:p>
          </table:table-cell>
          <table:table-cell table:style-name="ce18" table:formula="of:=[.K13]*100" office:value-type="float" office:value="26.9230769230769">
            <text:p>27</text:p>
          </table:table-cell>
          <table:table-cell table:style-name="ce18" table:formula="of:=[.L13]*100" office:value-type="float" office:value="0">
            <text:p>0</text:p>
          </table:table-cell>
          <table:table-cell table:style-name="ce18" table:formula="of:=[.M13]*100" office:value-type="float" office:value="0">
            <text:p>0</text:p>
          </table:table-cell>
          <table:table-cell table:style-name="ce16" table:formula="of:=SUM([.I14:.M14])" office:value-type="float" office:value="100">
            <text:p>1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style-name="ce9" office:value-type="string">
            <text:p>APRES</text:p>
          </table:table-cell>
          <table:table-cell table:style-name="ce15" office:value-type="string">
            <text:p>30 &lt; X &lt;=50</text:p>
          </table:table-cell>
          <table:table-cell table:style-name="ce15" office:value-type="string">
            <text:p>50 &lt; X &lt;=70</text:p>
          </table:table-cell>
          <table:table-cell table:style-name="ce15" office:value-type="string">
            <text:p>70 &lt; X &lt;=100</text:p>
          </table:table-cell>
          <table:table-cell table:style-name="ce15" office:value-type="string">
            <text:p>100 &lt; X &lt;=130</text:p>
          </table:table-cell>
          <table:table-cell table:style-name="ce15" office:value-type="string">
            <text:p>130 &lt; X &lt;=140</text:p>
          </table:table-cell>
          <table:table-cell table:style-name="ce15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/>
          <table:table-cell table:style-name="ce10" office:value-type="string">
            <text:p>Effectif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table:formula="of:=SUM([.I18:.M18])" office:value-type="float" office:value="19">
            <text:p>19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style-name="ce11" office:value-type="string">
            <text:p>Fréquence</text:p>
          </table:table-cell>
          <table:table-cell table:style-name="ce19" table:formula="of:=[.I18]/[.N18]" office:value-type="float" office:value="0">
            <text:p>0</text:p>
          </table:table-cell>
          <table:table-cell table:style-name="ce19" table:formula="of:=[.J18]/[.N18]" office:value-type="float" office:value="0">
            <text:p>0</text:p>
          </table:table-cell>
          <table:table-cell table:style-name="ce17" table:formula="of:=8/[.N18]" office:value-type="float" office:value="0.421052631578947">
            <text:p>0,42</text:p>
          </table:table-cell>
          <table:table-cell table:style-name="ce17" table:formula="of:=[.L18]/[.N18]" office:value-type="float" office:value="0.526315789473684">
            <text:p>0,53</text:p>
          </table:table-cell>
          <table:table-cell table:style-name="ce17" table:formula="of:=[.M18]/[.N18]" office:value-type="float" office:value="0.0526315789473684">
            <text:p>0,05</text:p>
          </table:table-cell>
          <table:table-cell table:style-name="ce19" table:formula="of:=SUM([.I19:.M19])" office:value-type="float" office:value="1">
            <text:p>1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/>
          <table:table-cell table:style-name="ce12" office:value-type="string">
            <text:p>Fréquence en %</text:p>
          </table:table-cell>
          <table:table-cell table:style-name="ce18" table:formula="of:=[.I19]*100" office:value-type="float" office:value="0">
            <text:p>0</text:p>
          </table:table-cell>
          <table:table-cell table:style-name="ce18" table:formula="of:=[.J19]*100" office:value-type="float" office:value="0">
            <text:p>0</text:p>
          </table:table-cell>
          <table:table-cell table:style-name="ce22" table:formula="of:=[.K19]*100" office:value-type="float" office:value="42.1052631578947">
            <text:p>42,11</text:p>
          </table:table-cell>
          <table:table-cell table:style-name="ce22" table:formula="of:=[.L19]*100" office:value-type="float" office:value="52.6315789473684">
            <text:p>52,63</text:p>
          </table:table-cell>
          <table:table-cell table:style-name="ce22" table:formula="of:=[.M19]*100" office:value-type="float" office:value="5.26315789473684">
            <text:p>5,26</text:p>
          </table:table-cell>
          <table:table-cell table:style-name="ce18" table:formula="of:=SUM([.I20:.M20])" office:value-type="float" office:value="100">
            <text:p>1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/>
          <table:table-cell table:style-name="ce13" office:value-type="string">
            <text:p>MOYENNE</text:p>
          </table:table-cell>
          <table:table-cell table:style-name="ce20" office:value-type="string">
            <text:p>Au repos </text:p>
          </table:table-cell>
          <table:table-cell table:style-name="ce20" office:value-type="string">
            <text:p>Après échauffement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/>
          <table:table-cell table:style-name="ce14" office:value-type="string">
            <text:p>Moyenne Garçon</text:p>
          </table:table-cell>
          <table:table-cell table:style-name="ce21" table:formula="of:=AVERAGE([.D15:.D29])" office:value-type="float" office:value="55.6666666666667">
            <text:p>55,67</text:p>
          </table:table-cell>
          <table:table-cell table:style-name="ce21" table:formula="of:=AVERAGE([.E15:.E29])" office:value-type="float" office:value="113.2">
            <text:p>113,20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/>
          <table:table-cell table:style-name="ce14" office:value-type="string">
            <text:p>Moyenne Fille</text:p>
          </table:table-cell>
          <table:table-cell table:style-name="ce21" table:formula="of:=AVERAGE([.D2:.D14])" office:value-type="float" office:value="66.7272727272727">
            <text:p>66,73</text:p>
          </table:table-cell>
          <table:table-cell table:style-name="ce21" table:formula="of:=AVERAGE([.E2:.E14])" office:value-type="float" office:value="137.545454545455">
            <text:p>137,55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/>
          <table:table-cell table:style-name="ce14" office:value-type="string">
            <text:p>Moyenne classe</text:p>
          </table:table-cell>
          <table:table-cell table:style-name="ce21" table:formula="of:=AVERAGE([.D2:.D29])" office:value-type="float" office:value="60.3461538461538">
            <text:p>60,35</text:p>
          </table:table-cell>
          <table:table-cell table:style-name="ce21" table:formula="of:=AVERAGE([.E2:.E29])" office:value-type="float" office:value="123.5">
            <text:p>123,50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50"/>
        </table:table-row>
        <table:table-row table:style-name="ro3">
          <table:table-cell/>
          <table:table-cell table:style-name="ce2" table:number-columns-repeated="2"/>
          <table:table-cell table:style-name="ce5" table:number-columns-repeated="3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 </number:text>
    </number:number-style>
    <number:number-style style:name="N109">
      <number:text>(</number:text>
      <number:number number: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">
      <number:text>(</number:text>
      <number:number number:decimal-places="2" number:min-integer-digits="1" number:grouping="true"/>
      <number:text> €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 (</number:text>
      <number:number number:decimal-places="0" number:min-integer-digits="1" number:grouping="true"/>
      <number:text>)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 (</number:text>
      <number:number number:decimal-places="2" number:min-integer-digits="1" number:grouping="true"/>
      <number:text>)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€ </number:text>
    </number:number-style>
    <number:number-style style:name="N133P1" style:volatile="true">
      <number:text> (</number:text>
      <number:number number:decimal-places="2" number:min-integer-digits="1" number:grouping="true"/>
      <number:text>) € </number:text>
    </number:number-style>
    <number:number-style style:name="N133P2" style:volatile="true">
      <number:text> -</number:text>
      <number:number number:decimal-places="0" number:min-integer-digits="0"/>
      <number:text> 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number-style style:name="N163">
      <number:number number:decimal-places="1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4/11/2016</text:date>, <text:time>18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Sophie boussaguet</dc:creator>
    <dc:date>2016-11-24T18:11:46</dc:date>
    <meta:print-date>2016-10-08T15:38:03</meta:print-date>
    <meta:generator>OpenOffice/4.1.2$Unix OpenOffice.org_project/412m3$Build-9782</meta:generator>
    <meta:editing-duration>PT1H19M3S</meta:editing-duration>
    <meta:editing-cycles>2</meta:editing-cycles>
    <meta:document-statistic meta:table-count="1" meta:cell-count="245" meta:object-count="0"/>
  </office:meta>
</office:document-meta>
</file>